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ac8a" officeooo:paragraph-rsid="0017ac8a"/>
    </style:style>
    <style:style style:name="P2" style:family="paragraph" style:parent-style-name="Standard">
      <style:text-properties fo:color="#2a6099" fo:font-weight="bold" officeooo:rsid="0017ac8a" officeooo:paragraph-rsid="0017ac8a" style:font-weight-asian="bold" style:font-weight-complex="bold"/>
    </style:style>
    <style:style style:name="P3" style:family="paragraph" style:parent-style-name="Standard">
      <style:text-properties officeooo:paragraph-rsid="0017ac8a"/>
    </style:style>
    <style:style style:name="P4" style:family="paragraph" style:parent-style-name="Text_20_body">
      <style:text-properties fo:color="#2a6099"/>
    </style:style>
    <style:style style:name="P5" style:family="paragraph" style:parent-style-name="Text_20_body">
      <style:text-properties fo:color="#2a6099" fo:font-weight="bold" officeooo:paragraph-rsid="0026dac1" style:font-weight-asian="bold" style:font-weight-complex="bold"/>
    </style:style>
    <style:style style:name="P6" style:family="paragraph" style:parent-style-name="Text_20_body">
      <style:text-properties fo:color="#2a6099" fo:font-weight="bold" officeooo:rsid="001cb694" officeooo:paragraph-rsid="001edd1a" style:font-weight-asian="bold" style:font-weight-complex="bold"/>
    </style:style>
    <style:style style:name="P7" style:family="paragraph" style:parent-style-name="Text_20_body">
      <style:text-properties fo:color="#2a6099" officeooo:paragraph-rsid="002621bd"/>
    </style:style>
    <style:style style:name="P8" style:family="paragraph" style:parent-style-name="Text_20_body">
      <style:text-properties fo:color="#000000" officeooo:paragraph-rsid="001cb694"/>
    </style:style>
    <style:style style:name="P9" style:family="paragraph" style:parent-style-name="Text_20_body">
      <style:text-properties fo:color="#000000" fo:font-weight="normal" officeooo:rsid="002867e2" officeooo:paragraph-rsid="002867e2" style:font-weight-asian="normal" style:font-weight-complex="normal"/>
    </style:style>
    <style:style style:name="P10" style:family="paragraph" style:parent-style-name="Text_20_body">
      <style:text-properties fo:color="#000000" fo:font-size="12pt" style:text-underline-style="none" fo:font-weight="normal" officeooo:rsid="0024decf" officeooo:paragraph-rsid="002d4880" style:font-size-asian="12pt" style:font-weight-asian="normal" style:font-size-complex="12pt" style:font-weight-complex="normal"/>
    </style:style>
    <style:style style:name="P11" style:family="paragraph" style:parent-style-name="Text_20_body">
      <style:text-properties fo:color="#000000" officeooo:paragraph-rsid="0020ce21"/>
    </style:style>
    <style:style style:name="P12" style:family="paragraph" style:parent-style-name="Text_20_body">
      <style:text-properties fo:color="#000000" officeooo:rsid="0024decf" officeooo:paragraph-rsid="002621bd"/>
    </style:style>
    <style:style style:name="P13" style:family="paragraph" style:parent-style-name="Text_20_body">
      <style:text-properties fo:color="#000000" officeooo:rsid="0026dac1" officeooo:paragraph-rsid="0026dac1"/>
    </style:style>
    <style:style style:name="P14" style:family="paragraph" style:parent-style-name="Text_20_body">
      <style:text-properties fo:font-size="11pt" style:font-size-asian="11pt" style:font-size-complex="11pt"/>
    </style:style>
    <style:style style:name="P15" style:family="paragraph" style:parent-style-name="Text_20_body">
      <style:text-properties officeooo:paragraph-rsid="001cb694"/>
    </style:style>
    <style:style style:name="P16" style:family="paragraph" style:parent-style-name="Text_20_body">
      <style:text-properties officeooo:paragraph-rsid="001e5d2d"/>
    </style:style>
    <style:style style:name="P17" style:family="paragraph" style:parent-style-name="Text_20_body">
      <style:text-properties officeooo:rsid="0023b3f7" officeooo:paragraph-rsid="0023b3f7"/>
    </style:style>
    <style:style style:name="P18" style:family="paragraph" style:parent-style-name="Text_20_body">
      <style:text-properties officeooo:paragraph-rsid="0023b3f7"/>
    </style:style>
    <style:style style:name="P19" style:family="paragraph" style:parent-style-name="Text_20_body">
      <style:text-properties fo:color="#ff0000" style:text-underline-style="solid" style:text-underline-width="auto" style:text-underline-color="font-color" fo:font-weight="bold" officeooo:rsid="0024decf" officeooo:paragraph-rsid="0024decf" style:font-weight-asian="bold" style:font-weight-complex="bold"/>
    </style:style>
    <style:style style:name="P20" style:family="paragraph" style:parent-style-name="Text_20_body">
      <style:text-properties fo:color="#ff0000" style:text-underline-style="solid" style:text-underline-width="auto" style:text-underline-color="font-color" fo:font-weight="bold" officeooo:rsid="0024decf" officeooo:paragraph-rsid="002b7ab6" style:font-weight-asian="bold" style:font-weight-complex="bold"/>
    </style:style>
    <style:style style:name="P21" style:family="paragraph" style:parent-style-name="Text_20_body">
      <style:text-properties fo:color="#ff0000" style:text-underline-style="solid" style:text-underline-width="auto" style:text-underline-color="font-color" fo:font-weight="bold" officeooo:rsid="0024decf" officeooo:paragraph-rsid="002d4880" style:font-weight-asian="bold" style:font-weight-complex="bold"/>
    </style:style>
    <style:style style:name="P22" style:family="paragraph" style:parent-style-name="Text_20_body">
      <style:text-properties officeooo:paragraph-rsid="0026dac1"/>
    </style:style>
    <style:style style:name="P23" style:family="paragraph" style:parent-style-name="Text_20_body">
      <style:text-properties fo:font-weight="normal" style:font-weight-asian="normal" style:font-weight-complex="normal"/>
    </style:style>
    <style:style style:name="P24" style:family="paragraph" style:parent-style-name="Text_20_body">
      <style:text-properties fo:font-weight="normal" officeooo:rsid="003491ed" officeooo:paragraph-rsid="003491ed" style:font-weight-asian="normal" style:font-weight-complex="normal"/>
    </style:style>
    <style:style style:name="P25" style:family="paragraph" style:parent-style-name="Text_20_body">
      <style:text-properties fo:font-weight="normal" officeooo:rsid="003491ed" officeooo:paragraph-rsid="0036e95a" style:font-weight-asian="normal" style:font-weight-complex="normal"/>
    </style:style>
    <style:style style:name="P26" style:family="paragraph" style:parent-style-name="Text_20_body">
      <style:text-properties fo:font-weight="normal" officeooo:rsid="003491ed" officeooo:paragraph-rsid="003491ed" style:font-weight-asian="normal" style:font-weight-complex="normal"/>
    </style:style>
    <style:style style:name="T1" style:family="text">
      <style:text-properties officeooo:rsid="001aa41e"/>
    </style:style>
    <style:style style:name="T2" style:family="text">
      <style:text-properties fo:color="#000000"/>
    </style:style>
    <style:style style:name="T3" style:family="text">
      <style:text-properties fo:color="#000000" officeooo:rsid="001cb694"/>
    </style:style>
    <style:style style:name="T4" style:family="text">
      <style:text-properties fo:color="#000000" officeooo:rsid="001e5d2d"/>
    </style:style>
    <style:style style:name="T5" style:family="text">
      <style:text-properties fo:color="#000000" officeooo:rsid="002621bd"/>
    </style:style>
    <style:style style:name="T6" style:family="text">
      <style:text-properties fo:color="#000000" officeooo:rsid="0024decf"/>
    </style:style>
    <style:style style:name="T7" style:family="text">
      <style:text-properties fo:color="#000000" officeooo:rsid="0023b3f7"/>
    </style:style>
    <style:style style:name="T8" style:family="text">
      <style:text-properties fo:color="#000000" officeooo:rsid="0026dac1"/>
    </style:style>
    <style:style style:name="T9" style:family="text">
      <style:text-properties officeooo:rsid="001cb694"/>
    </style:style>
    <style:style style:name="T10" style:family="text">
      <style:text-properties officeooo:rsid="001e5d2d"/>
    </style:style>
    <style:style style:name="T11" style:family="text">
      <style:text-properties officeooo:rsid="0023b3f7"/>
    </style:style>
    <style:style style:name="T12" style:family="text">
      <style:text-properties officeooo:rsid="002621bd"/>
    </style:style>
    <style:style style:name="T13" style:family="text">
      <style:text-properties officeooo:rsid="0026dac1"/>
    </style:style>
    <style:style style:name="T14" style:family="text">
      <style:text-properties officeooo:rsid="002867e2"/>
    </style:style>
    <style:style style:name="T15"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Machine learning :</text:p>
      <text:p text:style-name="P1"/>
      <text:p text:style-name="Text_20_body">Le machine learning est une technique de programmation informatique qui utilise des probabilités statistiques pour donner aux ordinateurs la capacité d'apprendre par eux-mêmes sans programmation explicite ,leur objectif ces d'utilise<text:span text:style-name="T1">r</text:span> des programmes de développement qui s'ajustent chaque fois qu'ils sont exposés à différents types de données en entrée.</text:p>
      <text:p text:style-name="P21">Ou</text:p>
      <text:p text:style-name="P10">Le machine learning est une sous-catégorie de l'intelligence artificielle qui se concentre sur la développement de modèles informatiques capables de apprendre de données sans être explicitement programmé pour accomplir une tâche spécifique. Les algorithmes de machine learning utilisent des techniques statistiques pour améliorer constamment leur performance sur une tâche donnée en utilisant de plus en plus de données.</text:p>
      <text:p text:style-name="P10"/>
      <text:p text:style-name="P4">Trois catégories de machine learning :</text:p>
      <text:p text:style-name="Text_20_body">1. Machine learning supervisé </text:p>
      <text:p text:style-name="Text_20_body"><text:span text:style-name="T2">Le machine learning supervisé est une technologie élémentaire mais stricte. Les opérateurs présentent à l'ordinateur des exemples d'entrées et les sorties souhaitées, et l'ordinateur recherche des solutions pour obtenir ces sorties en fonction de ces entrées. Le but est que l'ordinateur apprenne la règle générale qui mappe les entrées et les sorties,</text:span>peut être utilisé pour faire des prédictions sur des données indisponibles ou futures (on parle alors de "modélisation prédictive"). </text:p>
      <text:p text:style-name="Text_20_body"/>
      <text:p text:style-name="Text_20_body">2. Machine learning non supervisé</text:p>
      <text:p text:style-name="Text_20_body"><text:span text:style-name="T2">Dans le cadre du machine learning non supervisé, l'algorithme détermine lui-même la structure de l'entrée ,</text:span>Cette approche peut être un but en soi qui permet de découvrir des structures enfouies dans les données ou un moyen d'atteindre un certain but. Cette approche est également appelée « apprentissage des caractéristiques » .</text:p>
      <text:p text:style-name="Text_20_body"/>
      <text:p text:style-name="P14">3. Machine learning par renforcement</text:p>
      <text:p text:style-name="P3">Dans le machine learning par renforcement, un programme informatique interagit avec un environnement dynamique dans lequel il doit atteindre un certain but.</text:p>
      <text:p text:style-name="P3"/>
      <text:p text:style-name="P4">Trois types d'algorithmes du machine learning :</text:p>
      <text:p text:style-name="P8"><text:span text:style-name="T9">1. </text:span>Arbre de décision</text:p>
      <text:p text:style-name="P8">La machine se contente d’établir l’arborescence de divers résultats qui peuvent ou ne peuvent pas se produire, et suit chaque événement jusqu'à sa conclusion naturelle tout en calculant toutes les probabilités des événements pouvant se produire.</text:p>
      <text:p text:style-name="P8"/>
      <text:p text:style-name="P8"><text:soft-page-break/><text:span text:style-name="T9">2. </text:span>Forêts aléatoires</text:p>
      <text:p text:style-name="P15"><text:span text:style-name="T2">Cet algorithme construit plusieurs arbres de classification et de régression chaque arbre étant associé à différents scénarios et différentes variables initiales,</text:span>Ce type d'algorithme est utilisé pour la modélisation prédictive de classification et de régression</text:p>
      <text:p text:style-name="P8"><text:span text:style-name="T9">3. </text:span>Algorithmes K-Means</text:p>
      <text:p text:style-name="P16"><text:span text:style-name="T3">Ce type d'algorithme est utilisé pour </text:span><text:span text:style-name="T4">r</text:span>ésoudre des problèmes de clustering, <text:span text:style-name="T10">Aussi </text:span>Les algorithmes K-Means peuvent confirmer des hypothèses sur les types de groupes qui existent dans un data<text:span text:style-name="T10">s</text:span>et spécifique, ou être utilisés pour découvrir des clusters inconnus.</text:p>
      <text:p text:style-name="P16"/>
      <text:p text:style-name="P16"/>
      <text:p text:style-name="P6">Deep Learning :</text:p>
      <text:p text:style-name="P11">Le Deep learning est une méthode d'intelligence artificielle dérivée du concept de machine learning, et cette méthode dite de Deep learning est plus spécifiquement basée sur le concept de réseaux de neurones artificiels.</text:p>
      <text:p text:style-name="P19">Ou</text:p>
      <text:p text:style-name="P12">le Deep learning est une méthode d’apprentissage automatique qui s'inspire du fonctionnement du système nerveux des êtres vivantes,les algorithmes de DL sont composés d' unités reliées entre elles qui vont s ' entre-activer ,à l' instar du cerveau humain,chaque neurone du réseau peut produire un effet sur ceux auxquels il est connecté toutefois au lieu d’un signal électrique comme dans le cerveau humain le réseau de neurones attribue un <text:s/>certain poids a différents neurones et plus le nombre de couches est important plus l' apprentissage est profond.</text:p>
      <text:p text:style-name="P4">les principaux algorithmes de Deep learning :</text:p>
      <text:p text:style-name="Text_20_body">1. Les Réseaux de Neurones convolutifs</text:p>
      <text:p text:style-name="Text_20_body">les réseaux neuronaux convolutifs sont utilisés pour l'analyse et la détection d'objets. Ils peuvent donc servir par exemple à <text:span text:style-name="T11">reconnaître des images satellites,</text:span> traiter des images médicales, détecter des anomalies ou prédire des séries chronologiques.</text:p>
      <text:p text:style-name="P18"><text:span text:style-name="T11">2. </text:span>Réseaux neuronaux récurrents</text:p>
      <text:p text:style-name="P18"><text:span text:style-name="T11">Les réseaux neuronaux récurrents possèdent des connexions qui constituent des cycles dirigés. Cela permet aux sorties du LSTM (</text:span>Réseaux de mémoire à long et court terme<text:span text:style-name="T11">)d'être exploitées comme entrées au niveau de la phase actuelle. La sortie du LSTM se transforme en une entrée pour la phase actuelle. Elle peut donc mémoriser les entrées précédentes à l'aide de sa mémoire interne. Dans la pratique, les RNN sont utilisés pour le sous-titrage d’image, le traitement du langage naturel et la traduction automatique</text:span></text:p>
      <text:p text:style-name="P18"><text:span text:style-name="T11">3 . </text:span>Réseaux adversariaux génératifs</text:p>
      <text:p text:style-name="P17">créent de nouvelles instances de données qui s'apparentent aux données d'apprentissage profond. Ils possèdent deux principaux composants : un générateur et un discriminateur. Si le générateur apprend à produire des informations erronées, le discriminateur, quant à lui, apprend à exploiter ces fausses informations <text:span text:style-name="Strong_20_Emphasis">.</text:span></text:p>
      <text:p text:style-name="Text_20_body"><text:soft-page-break/></text:p>
      <text:p text:style-name="P7"><text:span text:style-name="T12"><text:s/>Machine learning VS</text:span> Deep learning :</text:p>
      <text:p text:style-name="P22"><text:span text:style-name="T5">Tout d’abord concernant <text:s/>le domaine d' a</text:span><text:span text:style-name="T6">pprentissage </text:span><text:span text:style-name="T5">on utilise le ML pour faire des classification des régressions ou encore du Clustering sur des données tant tabulaires que textuelles ,Alors le domaine </text:span><text:span text:style-name="T7">d'apprentissage </text:span><text:span text:style-name="T5">sera plus large pour le DL car il faut ajouter les traitements du langage naturel.Tandis que le volume de données traitées des milliers d' observations pour le ML alors que pour le DL on parle de Big Data donc de millions d' observations , </text:span><text:span text:style-name="T8">De même le temps <text:s/></text:span><text:span text:style-name="T5">d'a</text:span><text:span text:style-name="T6">pprentissage </text:span><text:span text:style-name="T8">des modèles de DL sont beaucoup plus longs que ceux du ML, les réseaux de neurones ont besoin d’une puissance de calcul beaucoup plus important le DL nécessite donc l’utilisation de GPU ( Graphics Processings <text:s/>Unit) .et pour finir le ML est utilisé par le data Analyst et le data Scientist Tandis que le DL est vraiment la chasse gardée du data Scientist.</text:span></text:p>
      <text:p text:style-name="P13"/>
      <text:p text:style-name="P5"><text:span text:style-name="T14">I</text:span><text:span text:style-name="T13">ntelligence artificielle :</text:span></text:p>
      <text:p text:style-name="P9">L'intelligence artificielle (IA) est un processus d'imitation de l'intelligence humaine qui repose sur la création et l'application d'algorithmes exécutés dans un environnement informatique dynamique. Son but est de permettre à des ordinateurs de penser et d'agir comme des êtres humains.</text:p>
      <text:p text:style-name="P20">Ou</text:p>
      <text:p text:style-name="P9">L'intelligence artificielle (IA) est un domaine de la recherche informatique qui vise à développer des algorithmes et des systèmes informatiques qui peuvent réaliser des tâches qui normalement nécessitent l'intelligence humaine, telles que la reconnaissance de la parole, la compréhension du langage naturel, la prise de décision et la résolution de problèmes complexes.</text:p>
      <text:p text:style-name="P9"/>
      <text:p text:style-name="P4">Il existe trois types d'IA :</text:p>
      <text:p text:style-name="Text_20_body">- <text:span text:style-name="T15">L'intelligence artificielle étroite : est classée dans la catégorie d'intelligence artificielle faible car elle n'est spécialisée que dans une gamme étroite de paramètres ou de situations</text:span></text:p>
      <text:p text:style-name="P23">- L'intelligence artificielle générale : est considérée comme une intelligence artificielle forte, car elle travaille à un niveau supérieur, qui correspond à l'intelligence humaine</text:p>
      <text:p text:style-name="P23">- La superintelligence artificielle : ne soit actuellement pas développé, l'ASI signifie qu'une machine dispose d'une superintelligence ou qu'elle est plus intelligente qu'un humain.</text:p>
      <text:p text:style-name="P23"/>
      <text:p text:style-name="P23"/>
      <text:p text:style-name="P23"/>
      <text:p text:style-name="P23"/>
      <text:p text:style-name="P23"/>
      <text:p text:style-name="P23"/>
      <text:p text:style-name="P23"/>
      <text:p text:style-name="P23"/>
      <text:p text:style-name="P24"><text:soft-page-break/></text:p>
      <text:p text:style-name="P24">Référence : </text:p>
      <text:p text:style-name="P24"><text:a xlink:type="simple" xlink:href="https://www.jedha.co/formation-ia/algorithmes-deep-learning" text:style-name="Internet_20_link" text:visited-style-name="Visited_20_Internet_20_Link">https://www.jedha.co/formation-ia/algorithmes-deep-learning</text:a></text:p>
      <text:p text:style-name="P24"><text:a xlink:type="simple" xlink:href="https://datascientest.com/machine-learning-tout-savoir" text:style-name="Internet_20_link" text:visited-style-name="Visited_20_Internet_20_Link">https://datascientest.com/machine-learning-tout-savoir</text:a></text:p>
      <text:p text:style-name="P24"><text:a xlink:type="simple" xlink:href="https://www.scirp.org/journal/paperinformation.aspx?paperid=120727#f4" text:style-name="Internet_20_link" text:visited-style-name="Visited_20_Internet_20_Link">https://www.scirp.org/journal/paperinformation.aspx?paperid=120727#f4</text:a></text:p>
      <text:p text:style-name="P24"><text:a xlink:type="simple" xlink:href="https://www.talend.com/fr/resources/what-is-artificial-intelligence/" text:style-name="Internet_20_link" text:visited-style-name="Visited_20_Internet_20_Link">https://www.talend.com/fr/resources/what-is-artificial-intelligence/</text:a></text:p>
      <text:p text:style-name="P24"><text:a xlink:type="simple" xlink:href="https://datascientest.com/deep-learning-definition" text:style-name="Internet_20_link" text:visited-style-name="Visited_20_Internet_20_Link">https://datascientest.com/deep-learning-definition</text:a></text:p>
      <text:p text:style-name="P24"><text:a xlink:type="simple" xlink:href="https://www.talend.com/fr/resources/what-is-machine-learning/" text:style-name="Internet_20_link" text:visited-style-name="Visited_20_Internet_20_Link">https://www.talend.com/fr/resources/what-is-machine-learning/</text:a></text:p>
      <text:p text:style-name="P24"/>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6T08:54:53.324084215</meta:creation-date>
    <dc:date>2023-02-21T10:48:25.983135478</dc:date>
    <meta:editing-duration>PT30M51S</meta:editing-duration>
    <meta:editing-cycles>4</meta:editing-cycles>
    <meta:generator>LibreOffice/6.4.7.2$Linux_X86_64 LibreOffice_project/40$Build-2</meta:generator>
    <meta:document-statistic meta:table-count="0" meta:image-count="0" meta:object-count="0" meta:page-count="4" meta:paragraph-count="46" meta:word-count="1039" meta:character-count="7322" meta:non-whitespace-character-count="6321"/>
  </office:meta>
</office:document-meta>
</file>